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</text:p>
      <text:p text:style-name="Standard">Nawałnica Kości</text:p>
      <text:p text:style-name="Standard">EN</text:p>
      <text:p text:style-name="Standard">Bone Tempest</text:p>
      <text:p text:style-name="Standard"/>
      <text:p text:style-name="Standard">PL</text:p>
      <text:p text:style-name="Standard">Trudno określić, jak długo klan Marbusa zajmował fortecę Bag'not. Starsi </text:p>
      <text:p text:style-name="Standard">snuli czasem opowieści o potężnym Elborze, ludzkiej fortecy, którą pewien </text:p>
      <text:p text:style-name="Standard">czarnoksiężnik zamienił w ruinę. Niedługo potem sam czarnoksiężnik poszedł </text:p>
      <text:p text:style-name="Standard">do piachu, a kilkanaście lat po tym wydarzeniu miała miejsce inwazja elfów </text:p>
      <text:p text:style-name="Standard">na krainy północy. Wtedy właśnie orkowie postanowili wznieść wzdłuż swoich </text:p>
      <text:p text:style-name="Standard">najważniejszych miast pomniejsze fortece. Bag'not było właśnie jedną z tych </text:p>
      <text:p text:style-name="Standard">fortec, miało bronić Gelu'Aben, Ojczyzny Mieczy.</text:p>
      <text:p text:style-name="Standard">EN</text:p>
      <text:p text:style-name="Standard">It's hard to assess how long Marbus' clan occupied the Bag'not Fortress. The </text:p>
      <text:p text:style-name="Standard">elders sometimes weaved stories about mighty Elbor, a human fortress turned </text:p>
      <text:p text:style-name="Standard">to ruin by a sorcerer. Not much time have passed until the wizard kicked the </text:p>
      <text:p text:style-name="Standard">bucket himself. A dozen years or so after that happened, elves invaded </text:p>
      <text:p text:style-name="Standard">northern lands. That is when the orcs set out to erect minor fortresses </text:p>
      <text:p text:style-name="Standard">along the most important cities. Bag'not was one of these, it's aim was to </text:p>
      <text:p text:style-name="Standard">defend Gelu'Aben. the motherland of swords</text:p>
      <text:p text:style-name="Standard"/>
      <text:p text:style-name="Standard">PL</text:p>
      <text:p text:style-name="Standard">Gelu'Aben było miastem zajmującym się głównie metalem. Huty, zbrojownie, </text:p>
      <text:p text:style-name="Standard">handlarze sprzedający metalowe przedmioty zarówno orków, jak i elfów, </text:p>
      <text:p text:style-name="Standard">krasnoludów i ludzi. Położone daleko na północy, było prawie niedostępne dla </text:p>
      <text:p text:style-name="Standard">elfickich armii. Droga do miasta prowadziła przez przełęcz Tut'anor, która </text:p>
      <text:p text:style-name="Standard">nawet elfom obiła się o uszy. Owiana złą sławą, z wąskimi przejściami i </text:p>
      <text:p text:style-name="Standard">pułapkami. Najeźdźcy zrezygnowali z ataku na miasto. Oczywiście była i inna </text:p>
      <text:p text:style-name="Standard">droga, przez krasnoludzkie tunele. Wówczas jednak krasnoludy nie przyłączyły </text:p>
      <text:p text:style-name="Standard">się jeszcze do armii elfickiej, a gdy to uczyniono, o Gelu'Aben dawno </text:p>
      <text:p text:style-name="Standard">zapomniano.</text:p>
      <text:p text:style-name="Standard">EN</text:p>
      <text:p text:style-name="Standard">Gelu'Aben was a city dealing mainly with metals. Smelters, armouries, </text:p>
      <text:p text:style-name="Standard">traders selling metal articles made by orcs, elves, dwarves and humans. </text:p>
      <text:p text:style-name="Standard">Being placed far in the north, it was almost unreachable for elvish armies. </text:p>
      <text:p text:style-name="Standard">Road to the city led through Tut'anor pass. Even the elves heard about it. </text:p>
      <text:p text:style-name="Standard">It was infamous, having thin passes and numerous traps. Raiders abandoned </text:p>
      <text:p text:style-name="Standard">plans of an assault on the city. Obviously, there was another path, going </text:p>
      <text:p text:style-name="Standard">through dwarven caverns. By that time, dwarves hadn't joined the elvish army </text:p>
      <text:p text:style-name="Standard">yet. When they did that, had long been forgotten.</text:p>
      <text:p text:style-name="Standard"/>
      <text:p text:style-name="Standard">PL</text:p>
      <text:p text:style-name="Standard">Kilkanaście lat po najeździe, gdy orkowie znów zaczęli zapuszczać się na </text:p>
      <text:p text:style-name="Standard">południe, wódz Gelu'Aben, Suweren Gewold, nakazał zasiedlić dawną fortecę </text:p>
      <text:p text:style-name="Standard">Bag'not. Wysłał tam najmniej tolerowane w mieście istoty, gobliny. Wraz z </text:p>
      <text:p text:style-name="Standard">nimi wysłał na południe także mały oddział innych orków, głównie tych, </text:p>
      <text:p text:style-name="Standard">którzy mieli w rodzinie jakiegoś goblina. Władzę nad nimi miał sprawować </text:p>
      <text:p text:style-name="Standard">Marbus.</text:p>
      <text:p text:style-name="Standard">EN</text:p>
      <text:p text:style-name="Standard">A dozen years after the raid, when orcs started coming to the south again, </text:p>
      <text:p text:style-name="Standard">Gelu'Aben's chieftain, Sovereign Gewold commanded to settle Bag'not again. </text:p>
      <text:p text:style-name="Standard"><text:soft-page-break/>He sent there the least accepted creatures in the city, goblins. Together </text:p>
      <text:p text:style-name="Standard">with them, he also sent to the south a small orcish division. It consisted </text:p>
      <text:p text:style-name="Standard">mainly of individuals who had any goblin in his family.</text:p>
      <text:p text:style-name="Standard"/>
      <text:p text:style-name="Standard">PL</text:p>
      <text:p text:style-name="Standard">Ścieżka przez przełęcz Tut'anor była straszna i niebezpieczna. Ogromne węże </text:p>
      <text:p text:style-name="Standard">i pająki oraz przeczucie, że jest się obserwowanym. Zło w tym miejscu było </text:p>
      <text:p text:style-name="Standard">wręcz namacalne, jednak Marbusowi udało się przejść ze swoim oddziałem </text:p>
      <text:p text:style-name="Standard">niemal bez ofiar. Zasiedlanie Bag'not było przy tym jak bułka z masłem. </text:p>
      <text:p text:style-name="Standard">Gobliny stanowiły trzy czwarte populacji klanu Marbusa i była traktowane na </text:p>
      <text:p text:style-name="Standard">równi z orkami. Sam Marbus miał za kuzyna goblina, Kochana, który przejął </text:p>
      <text:p text:style-name="Standard">dowodzenie nad jeźdźcami wilków. Żyło się tu dobrze, a przynajmniej nie </text:p>
      <text:p text:style-name="Standard">gorzej, niż w Gelu'Aben. Aż do teraz...</text:p>
      <text:p text:style-name="Standard">EN</text:p>
      <text:p text:style-name="Standard">Path through the Tut'anor pass was fearsome and perilous. Immense snakes and </text:p>
      <text:p text:style-name="Standard">spiders and feeling of being watched. Evil in this place was indeed sensate. </text:p>
      <text:p text:style-name="Standard">Yet, Marbus managed to pass it with his legions almost without any </text:p>
      <text:p text:style-name="Standard">casualties. Settling Bag'not was a piece of cake in comparison to that. </text:p>
      <text:p text:style-name="Standard">Goblins represented three quarters of Marbus's clan's population and were </text:p>
      <text:p text:style-name="Standard">treated equally with orcs. Even Marbus had a goblin cousin, Kochan, who took </text:p>
      <text:p text:style-name="Standard">charge of wolf raiders. Life here was good, or at least not worse than in </text:p>
      <text:p text:style-name="Standard">Gelu'Aben. Until now...</text:p>
      <text:p text:style-name="Standard"/>
      <text:p text:style-name="Standard">PL</text:p>
      <text:p text:style-name="Standard">Zima okazała się być jeszcze gorszą, niż wszyscy się obawiali. Na domiar </text:p>
      <text:p text:style-name="Standard">złego, wszystkiemu towarzyszyła dziwna, niepokojąca mgła. Strach budził się </text:p>
      <text:p text:style-name="Standard">w sercach orków i wkraczał do ich snów. Niedługo potem rozeszła się nowina, </text:p>
      <text:p text:style-name="Standard">że w lasach nie jest już bezpiecznie. Wielu z tych, którzy w nie wkraczali, </text:p>
      <text:p text:style-name="Standard">ginęło bezpowrotnie. Mieszkańcy zaczęli więc pozyskiwać drewno tylko w </text:p>
      <text:p text:style-name="Standard">pobliżu wiosek. A gdy nawet tego zabrakło, wkrótce rozebrany został </text:p>
      <text:p text:style-name="Standard">drewniany most. Niedługo potem nastał dzień, w którym strach nareszcie </text:p>
      <text:p text:style-name="Standard">pokazał swoje oblicze.</text:p>
      <text:p text:style-name="Standard">EN</text:p>
      <text:p text:style-name="Standard">Winter turned out to be even worse than expected. What is more, everything </text:p>
      <text:p text:style-name="Standard">was surrounded by outer, worrying fog. Fear aroused in orcish hearts and was </text:p>
      <text:p text:style-name="Standard">creeping into their dreams. Not so long after that, there appeared a rumour </text:p>
      <text:p text:style-name="Standard">that the forests are not safe anymore. Numbers of those who didn't come </text:p>
      <text:p text:style-name="Standard">back, perished for ever. Thus, the dwellers started to get wood from the </text:p>
      <text:p text:style-name="Standard">purlieus of the villages. Soon after they had run out of it, the wooden </text:p>
      <text:p text:style-name="Standard">bridge got disassembled. One of these days, the fear showed it's face at </text:p>
      <text:p text:style-name="Standard">last.</text:p>
      <text:p text:style-name="Standard"/>
      <text:p text:style-name="Standard">PL</text:p>
      <text:p text:style-name="Standard">Wróg</text:p>
      <text:p text:style-name="Standard">EN</text:p>
      <text:p text:style-name="Standard">Enemy</text:p>
      <text:p text:style-name="Standard"/>
      <text:p text:style-name="Standard">PL</text:p>
      <text:p text:style-name="Standard">Widmowy Rycerz</text:p>
      <text:p text:style-name="Standard">EN</text:p>
      <text:p text:style-name="Standard">Spectral Knight</text:p>
      <text:p text:style-name="Standard"/>
      <text:p text:style-name="Standard"><text:soft-page-break/>PL</text:p>
      <text:p text:style-name="Standard">Natura</text:p>
      <text:p text:style-name="Standard">EN</text:p>
      <text:p text:style-name="Standard">Nature</text:p>
      <text:p text:style-name="Standard"/>
      <text:p text:style-name="Standard">PL</text:p>
      <text:p text:style-name="Standard">Obroń Bag'not przed atakiem nieumarłych</text:p>
      <text:p text:style-name="Standard">EN</text:p>
      <text:p text:style-name="Standard">Defend Bag'not from undead attack</text:p>
      <text:p text:style-name="Standard"/>
      <text:p text:style-name="Standard">PL</text:p>
      <text:p text:style-name="Standard">Dokonaj zwiadu okolicy (Kochan musi dotrzeć do wieży obserwacyjnej na </text:p>
      <text:p text:style-name="Standard">południu)</text:p>
      <text:p text:style-name="Standard">EN</text:p>
      <text:p text:style-name="Standard">Scout the surrounding area (Kochan must reach the watchtower in the south)</text:p>
      <text:p text:style-name="Standard"/>
      <text:p text:style-name="Standard">PL</text:p>
      <text:p text:style-name="Standard">Nieumarli wchodzą do fortecy Bag'not</text:p>
      <text:p text:style-name="Standard">EN</text:p>
      <text:p text:style-name="Standard">Undead break into Bag'not Fortress</text:p>
      <text:p text:style-name="Standard"/>
      <text:p text:style-name="Standard">PL</text:p>
      <text:p text:style-name="Standard">Marbus nie wie co dzieje się na południu po wyczerpaniu limitu tur</text:p>
      <text:p text:style-name="Standard">EN</text:p>
      <text:p text:style-name="Standard">Marbus doesn't know what happens in the south when turns run out</text:p>
      <text:p text:style-name="Standard"/>
      <text:p text:style-name="Standard">PL</text:p>
      <text:p text:style-name="Standard">Filar, Potężny Topór Bojowy</text:p>
      <text:p text:style-name="Standard">EN</text:p>
      <text:p text:style-name="Standard">Filar, the Mighty Battleaxe</text:p>
      <text:p text:style-name="Standard"/>
      <text:p text:style-name="Standard">PL</text:p>
      <text:p text:style-name="Standard">Adris, Tępy Miecz</text:p>
      <text:p text:style-name="Standard">EN</text:p>
      <text:p text:style-name="Standard">Adris, the Blunt Sword</text:p>
      <text:p text:style-name="Standard"/>
      <text:p text:style-name="Standard">PL</text:p>
      <text:p text:style-name="Standard">Nie podoba mi się to, kuzynie. Odkąd spadł śnieg, ciągle unosi się w </text:p>
      <text:p text:style-name="Standard">powietrzu ta potworna mgła... Nie pamiętam takiej od czasu... Odkąd </text:p>
      <text:p text:style-name="Standard">kroczyliśmy przez przełęcz Tut'anor. Nawet wilki są niespokojne.</text:p>
      <text:p text:style-name="Standard">EN</text:p>
      <text:p text:style-name="Standard">I have a bad feeling about this, cousin. Since the snow fell, we have been </text:p>
      <text:p text:style-name="Standard">having that dreadful fog... I don't remember such since... Since we crossed </text:p>
      <text:p text:style-name="Standard">the Tut'anor pass. Even the wolves are uneasy.</text:p>
      <text:p text:style-name="Standard"/>
      <text:p text:style-name="Standard">PL</text:p>
      <text:p text:style-name="Standard">Ashen'tir, Kochan. Nie możemy pozwolić, by ogarnął nas strach i psychoza. To </text:p>
      <text:p text:style-name="Standard">dopiero pierwszy miesiąc zimy, a w naszych magazynach zaczyna powoli </text:p>
      <text:p text:style-name="Standard">brakować żywności. Martwię się o przyszłość...</text:p>
      <text:p text:style-name="Standard">EN</text:p>
      <text:p text:style-name="Standard">Ashen'tir, Kochan. We can not let the fear and psychosis overcome us. It is </text:p>
      <text:p text:style-name="Standard">only the first month of winter. We are running out of food in our granaries. </text:p>
      <text:p text:style-name="Standard"><text:soft-page-break/>I am worried about the future.</text:p>
      <text:p text:style-name="Standard"/>
      <text:p text:style-name="Standard">PL</text:p>
      <text:p text:style-name="Standard">Wtem zawiał wiatr przeszywający ciało jak strzała, a przez Bag'not potoczył </text:p>
      <text:p text:style-name="Standard">się głos równie zimny i ostry, jak lodowate sople zwisające z dachów.</text:p>
      <text:p text:style-name="Standard">EN</text:p>
      <text:p text:style-name="Standard">Suddenly, there blew a wind piercing a body like an arrow. In Bag'not, there </text:p>
      <text:p text:style-name="Standard">was heard a voice, as cold and biting as icicles dangling on roofs.</text:p>
      <text:p text:style-name="Standard"/>
      <text:p text:style-name="Standard">PL</text:p>
      <text:p text:style-name="Standard">Nieumarły wojownik</text:p>
      <text:p text:style-name="Standard">EN</text:p>
      <text:p text:style-name="Standard">Undead Warrior</text:p>
      <text:p text:style-name="Standard"/>
      <text:p text:style-name="Standard">PL</text:p>
      <text:p text:style-name="Standard">Drżyjcie. Drżyjcie i rozpaczajcie. Przez wasze ziemię pogna zaprzęg umarłych </text:p>
      <text:p text:style-name="Standard">koni. Stratuje wasze domy i wyrżnie dzieci. Wasza krew będzie przelewać się </text:p>
      <text:p text:style-name="Standard">w naszych pucharach, które wzniesiemy na chwałę Umarłego Króla!</text:p>
      <text:p text:style-name="Standard">EN</text:p>
      <text:p text:style-name="Standard">Shudder! Shudder and despair! The chariot of dead horses will race through </text:p>
      <text:p text:style-name="Standard">your lands. It will trample your homes and children. Your blood will slop in </text:p>
      <text:p text:style-name="Standard">our goblets, raised by us for the glory of the Dead King!</text:p>
      <text:p text:style-name="Standard"/>
      <text:p text:style-name="Standard">PL</text:p>
      <text:p text:style-name="Standard">A więc to Oni... Oni zniszczyli Seledynowe Miasto. Nieumarli.</text:p>
      <text:p text:style-name="Standard">EN</text:p>
      <text:p text:style-name="Standard">So they... they have destroyed Celadon City. Undead.</text:p>
      <text:p text:style-name="Standard"/>
      <text:p text:style-name="Standard">PL</text:p>
      <text:p text:style-name="Standard">Wstawać! Wychodźcie ze swoich chat! Weźcie do rąk swoje miecze! Umarli!</text:p>
      <text:p text:style-name="Standard">EN</text:p>
      <text:p text:style-name="Standard">Stand up! Get out of your houses! Take up your arms! Undead!</text:p>
      <text:p text:style-name="Standard"/>
      <text:p text:style-name="Standard">PL</text:p>
      <text:p text:style-name="Standard">Kuzynie! Najlepiej będzie jeżeli pójdę na zwiad. Mój wilk ucieknie </text:p>
      <text:p text:style-name="Standard">szkieletom nawet na śniegu. Jeżeli nieumarli naprawdę podbili Seledynowe </text:p>
      <text:p text:style-name="Standard">Miasto, będziemy mieli z nimi prawdziwy problem.</text:p>
      <text:p text:style-name="Standard">EN</text:p>
      <text:p text:style-name="Standard">Cousin! It will be the best if I go for a reconnaissance. My wolf will </text:p>
      <text:p text:style-name="Standard">escape skeletons even on snow. If the undead conquered the Celadon City </text:p>
      <text:p text:style-name="Standard">indeed, we are going to have a serious problem with them.</text:p>
      <text:p text:style-name="Standard"/>
      <text:p text:style-name="Standard">PL</text:p>
      <text:p text:style-name="Standard">Masz rację. Ustawię orków wzdłuż murów. Nie chcę, by moi orkowie spotkali </text:p>
      <text:p text:style-name="Standard">się z tymi stworzeniami na otwartym terenie. Na śniegu nie mamy z nimi </text:p>
      <text:p text:style-name="Standard">żadnych szans.</text:p>
      <text:p text:style-name="Standard">EN</text:p>
      <text:p text:style-name="Standard">You are right. I will command the orcs to guard the walls. I do not want my </text:p>
      <text:p text:style-name="Standard">orcs to encounter these creatures on open ground. We stand no chance on snow.</text:p>
      <text:p text:style-name="Standard"/>
      <text:p text:style-name="Standard">PL</text:p>
      <text:p text:style-name="Standard">Co widzisz, Kochan? Ile ich tam jeszcze zostało!?</text:p>
      <text:p text:style-name="Standard"><text:soft-page-break/>EN</text:p>
      <text:p text:style-name="Standard">Kochan, what can you see there? How many of them are left?</text:p>
      <text:p text:style-name="Standard"/>
      <text:p text:style-name="Standard">PL</text:p>
      <text:p text:style-name="Standard">...</text:p>
      <text:p text:style-name="Standard">EN</text:p>
      <text:p text:style-name="Standard">...</text:p>
      <text:p text:style-name="Standard"/>
      <text:p text:style-name="Standard">PL</text:p>
      <text:p text:style-name="Standard">Kuzynie!</text:p>
      <text:p text:style-name="Standard">EN</text:p>
      <text:p text:style-name="Standard">Cousin!</text:p>
      <text:p text:style-name="Standard"/>
      <text:p text:style-name="Standard">PL</text:p>
      <text:p text:style-name="Standard">Nie mamy z nimi szans, Marbus. Są ich tysiące.</text:p>
      <text:p text:style-name="Standard">EN</text:p>
      <text:p text:style-name="Standard">We stand no chance against them, Marbus! There are thousands of them.</text:p>
      <text:p text:style-name="Standard"/>
      <text:p text:style-name="Standard">PL</text:p>
      <text:p text:style-name="Standard">Co!? To niemożliwe... Dlaczego ich nie zauważyliśmy? Przemarsz takiej armii </text:p>
      <text:p text:style-name="Standard">nie mógł pozostać niezauważony!</text:p>
      <text:p text:style-name="Standard">EN</text:p>
      <text:p text:style-name="Standard">What!? That is impossible... Why have we not noticed them? March of such a </text:p>
      <text:p text:style-name="Standard">big army can not stay unnoticed!</text:p>
      <text:p text:style-name="Standard"/>
      <text:p text:style-name="Standard">PL</text:p>
      <text:p text:style-name="Standard">Mgła. To pewnie oni ją zesłali. Kuzynie... Umrzemy tutaj.</text:p>
      <text:p text:style-name="Standard">EN</text:p>
      <text:p text:style-name="Standard">The fog. It must be them who have brought it... We will die here, cousin...</text:p>
      <text:p text:style-name="Standard"/>
      <text:p text:style-name="Standard">PL</text:p>
      <text:p text:style-name="Standard">Nie! Nadal możemy uciekać. Niech orkowie spakują wszystko, co najważniejsze. </text:p>
      <text:p text:style-name="Standard">Najpierw jedzenie, ubrania i broń. Potem resztę. Spieszcie się. Nie mamy </text:p>
      <text:p text:style-name="Standard">wiele czasu.</text:p>
      <text:p text:style-name="Standard">EN</text:p>
      <text:p text:style-name="Standard">No! We can still escape. Let the orcs pack the most important things. Food </text:p>
      <text:p text:style-name="Standard">goes first, then clothes and weapons. Then the rest. Hurry! We do not have </text:p>
      <text:p text:style-name="Standard">much time.</text:p>
      <text:p text:style-name="Standard"/>
      <text:p text:style-name="Standard">PL</text:p>
      <text:p text:style-name="Standard">Gdzie chcesz uciekać!? Gdziekolwiek się nie udamy, te trupy nas dopadną. Nie </text:p>
      <text:p text:style-name="Standard">mamy szans, by... Ty... Chcesz przeprowadzić nas przez przełęcz Tut'anor?</text:p>
      <text:p text:style-name="Standard">EN</text:p>
      <text:p text:style-name="Standard">Were do you want to escape!? Wherever we go, these corpses will hunt us </text:p>
      <text:p text:style-name="Standard">down. We stand no chance to... Do... you want to lead us through Tut'anor </text:p>
      <text:p text:style-name="Standard">pass?</text:p>
      <text:p text:style-name="Standard"/>
      <text:p text:style-name="Standard">PL</text:p>
      <text:p text:style-name="Standard">Nie mamy wiele czasu. Przełęcz już raz okazała się dla nas łaskawa. Miejmy </text:p>
      <text:p text:style-name="Standard">nadzieję, że zrobi to po raz drugi.</text:p>
      <text:p text:style-name="Standard">EN</text:p>
      <text:p text:style-name="Standard">We do not have much time left. The Pass has already turned out to be </text:p>
      <text:p text:style-name="Standard"><text:soft-page-break/>gracious once. I hope it will be this way again.</text:p>
      <text:p text:style-name="Standard"/>
      <text:p text:style-name="Standard">PL</text:p>
      <text:p text:style-name="Standard">Przetrwaj do momentu, w którym przygotowania do ucieczki zakończą się</text:p>
      <text:p text:style-name="Standard">EN</text:p>
      <text:p text:style-name="Standard">Survive until preparation for escape ends</text:p>
      <text:p text:style-name="Standard"/>
      <text:p text:style-name="Standard">PL</text:p>
      <text:p text:style-name="Standard">Śmierć Marbusa</text:p>
      <text:p text:style-name="Standard">EN</text:p>
      <text:p text:style-name="Standard">Death of Marbus</text:p>
      <text:p text:style-name="Standard"/>
      <text:p text:style-name="Standard">PL</text:p>
      <text:p text:style-name="Standard">Śmierć Kochana</text:p>
      <text:p text:style-name="Standard">EN</text:p>
      <text:p text:style-name="Standard">Death of Kochan</text:p>
      <text:p text:style-name="Standard"/>
      <text:p text:style-name="Standard">PL</text:p>
      <text:p text:style-name="Standard">Nieumarli wdzierają się do twierdzy Bag'not</text:p>
      <text:p text:style-name="Standard">EN</text:p>
      <text:p text:style-name="Standard">Undead break into the Bag-not fortress</text:p>
      <text:p text:style-name="Standard"/>
      <text:p text:style-name="Standard">PL</text:p>
      <text:p text:style-name="Standard">Udało się! Wszyscy są gotowi do wyruszenia w drogę.</text:p>
      <text:p text:style-name="Standard">EN</text:p>
      <text:p text:style-name="Standard">We did it! Everyone is ready to set out.</text:p>
      <text:p text:style-name="Standard"/>
      <text:p text:style-name="Standard">PL</text:p>
      <text:p text:style-name="Standard">Dobra robota. Zejść z posterunków. Wszyscy w kierunku Przełęczy.</text:p>
      <text:p text:style-name="Standard">EN</text:p>
      <text:p text:style-name="Standard">Very well. Abandon the posts. To the Pass, everyone!</text:p>
      <text:p text:style-name="Standard"/>
      <text:p text:style-name="Standard">PL</text:p>
      <text:p text:style-name="Standard">Wy, orki, jesteście zbyt słabi żeby nawet posmakować naszej potęgi. Zabić </text:p>
      <text:p text:style-name="Standard">ich wszystkich.</text:p>
      <text:p text:style-name="Standard">EN</text:p>
      <text:p text:style-name="Standard">You, orcs, are too weak to even taste our power. Kill them all.</text:p>
      <text:p text:style-name="Standard"/>
      <text:p text:style-name="Standard">PL</text:p>
      <text:p text:style-name="Standard">O nie! Naprawdę powinniśmy wiedzieć do czego są zdolni. Teraz jest za późno </text:p>
      <text:p text:style-name="Standard">dla większości z nas. Uciekaj, mój kuzynie!</text:p>
      <text:p text:style-name="Standard">EN</text:p>
      <text:p text:style-name="Standard">Oh, no! We really should knew what they're capable for. Now it's too late </text:p>
      <text:p text:style-name="Standard">for most of us. Flee, my cousin!</text:p>
      <text:p text:style-name="Standard"/>
      <text:p text:style-name="Standard">PL</text:p>
      <text:p text:style-name="Standard">Myślisz, że zdołasz uciec śmierci? Dokądkolwiek nie pójdziesz... </text:p>
      <text:p text:style-name="Standard">Gdziekolwiek się nie schowasz... Nigdy nam nie uciekniesz. Niedługo wszystko </text:p>
      <text:p text:style-name="Standard">ulegnie naszej potędze.</text:p>
      <text:p text:style-name="Standard">EN</text:p>
      <text:p text:style-name="Standard">Do you think you will hide from death? Wherever you go... wherever you </text:p>
      <text:p text:style-name="Standard">hide... you will never escape from us</text:p>
      <text:p text:style-name="Standard"><text:soft-page-break/></text:p>
      <text:p text:style-name="Standard">PL</text:p>
      <text:p text:style-name="Standard">Wszyscy są już prawie spakowani, kuzynie. Zaraz zaczniemy pakować wszystko </text:p>
      <text:p text:style-name="Standard">na wilki, a potem możemy ruszać.</text:p>
      <text:p text:style-name="Standard">EN</text:p>
      <text:p text:style-name="Standard">Almost everyone is packed. We are starting to load the wolves soon. Then we </text:p>
      <text:p text:style-name="Standard">can set out.</text:p>
      <text:p text:style-name="Standard"/>
      <text:p text:style-name="Standard">PL</text:p>
      <text:p text:style-name="Standard">To dobrze. Nasza obrona już się chwieje. </text:p>
      <text:p text:style-name="Standard">EN</text:p>
      <text:p text:style-name="Standard">Very well. Our defences are starting to break.</text:p>
      <text:p text:style-name="Standard"/>
      <text:p text:style-name="Standard">PL</text:p>
      <text:p text:style-name="Standard">Hau! Hau!</text:p>
      <text:p text:style-name="Standard">EN</text:p>
      <text:p text:style-name="Standard">Woof woof!</text:p>
      <text:p text:style-name="Standard"/>
      <text:p text:style-name="Standard">PL</text:p>
      <text:p text:style-name="Standard">Hej! Zejdź ze mnie! Przestań lizać moją twarz! Argghh~!</text:p>
      <text:p text:style-name="Standard">EN</text:p>
      <text:p text:style-name="Standard">Hey! Get out of me! Stop licking my face! Argghh~!</text:p>
      <text:p text:style-name="Standard"/>
      <text:p text:style-name="Standard">PL</text:p>
      <text:p text:style-name="Standard">Wygląda na to, że ten wilk jest przyjazny! Może nam pomóc w walce z </text:p>
      <text:p text:style-name="Standard">nieumarłymi.</text:p>
      <text:p text:style-name="Standard">EN</text:p>
      <text:p text:style-name="Standard">I think this wolf might actually be friendly! He can help us fight these </text:p>
      <text:p text:style-name="Standard">undead back.</text:p>
      <text:p text:style-name="Standard"/>
      <text:p text:style-name="Standard">PL</text:p>
      <text:p text:style-name="Standard">Posiekam twoje gnijące ciało na kawałki!</text:p>
      <text:p text:style-name="Standard">EN</text:p>
      <text:p text:style-name="Standard">I will cut your rotting body into pieces!</text:p>
      <text:p text:style-name="Standard"/>
      <text:p text:style-name="Standard">PL</text:p>
      <text:p text:style-name="Standard">Precz, ohydna istoto!</text:p>
      <text:p text:style-name="Standard">EN</text:p>
      <text:p text:style-name="Standard">Begone, filthy being!</text:p>
      <text:p text:style-name="Standard"/>
      <text:p text:style-name="Standard">PL</text:p>
      <text:p text:style-name="Standard">Połammy im kości!</text:p>
      <text:p text:style-name="Standard">EN</text:p>
      <text:p text:style-name="Standard">Let's crush their bones!</text:p>
      <text:p text:style-name="Standard"/>
      <text:p text:style-name="Standard">PL</text:p>
      <text:p text:style-name="Standard">Pozwól mi posmakować twojego ciaaała...</text:p>
      <text:p text:style-name="Standard">EN</text:p>
      <text:p text:style-name="Standard">Let me taste your fleeesh...</text:p>
      <text:p text:style-name="Standard"/>
      <text:p text:style-name="Standard">PL</text:p>
      <text:p text:style-name="Standard">Dobry piesek, łap kość!</text:p>
      <text:p text:style-name="Standard"><text:soft-page-break/>EN</text:p>
      <text:p text:style-name="Standard">Good puppy, catch a bone!</text:p>
      <text:p text:style-name="Standard"/>
      <text:p text:style-name="Standard">PL</text:p>
      <text:p text:style-name="Standard">Aaargh!</text:p>
      <text:p text:style-name="Standard">EN</text:p>
      <text:p text:style-name="Standard">Aaargh!</text:p>
      <text:p text:style-name="Standard"/>
      <text:p text:style-name="Standard">PL</text:p>
      <text:p text:style-name="Standard">Słabo się czuję... Zaraz zwymiotuję.</text:p>
      <text:p text:style-name="Standard">EN</text:p>
      <text:p text:style-name="Standard">I'm feeling sick... I will vomit</text:p>
      <text:p text:style-name="Standard"/>
      <text:p text:style-name="Standard">PL</text:p>
      <text:p text:style-name="Standard">Ten wstrętny stwór musiał go zarazić! Weźcie go do wioski i zajmijcie się </text:p>
      <text:p text:style-name="Standard">nim.</text:p>
      <text:p text:style-name="Standard">EN</text:p>
      <text:p text:style-name="Standard">This lousy creature must have infected him! Send this man to the village and </text:p>
      <text:p text:style-name="Standard">take care of him.</text:p>
      <text:p text:style-name="Standard"/>
      <text:p text:style-name="Standard">PL</text:p>
      <text:p text:style-name="Standard">Marbusie, ich szpony muszą być pokryte trucizną! Powiedz wszystkim, żeby </text:p>
      <text:p text:style-name="Standard">unikać walki wręcz i pozwolić łucznikom ich ustrzelić.</text:p>
      <text:p text:style-name="Standard">EN</text:p>
      <text:p text:style-name="Standard">Marbus, their claws must be covered with poison. Tell your man to avoid </text:p>
      <text:p text:style-name="Standard">fighting them hand-to-hand and let archers shoot them down from distance.</text:p>
      <text:p text:style-name="Standard"/>
      <text:p text:style-name="Standard">PL</text:p>
      <text:p text:style-name="Standard">Ich szpony... muszą być pokryte trucizną!</text:p>
      <text:p text:style-name="Standard">EN</text:p>
      <text:p text:style-name="Standard">Their claws... They must be covered with poison!</text:p>
      <text:p text:style-name="Standard"/>
      <text:p text:style-name="Standard">PL</text:p>
      <text:p text:style-name="Standard">Musimy unikać walki wręcz i pozwolić łucznikom ostrzeliwać ich z dystansu, </text:p>
      <text:p text:style-name="Standard">w innym wypadku wszyscy się zarazimy!</text:p>
      <text:p text:style-name="Standard">EN</text:p>
      <text:p text:style-name="Standard">We must avoid fighting them hand-to-hand and let archers shoot them down </text:p>
      <text:p text:style-name="Standard">from distance, or else we will all get infected!</text:p>
      <text:p text:style-name="Standard"/>
      <text:p text:style-name="Standard">PL</text:p>
      <text:p text:style-name="Standard">Nie pozwólcie im podejść ani kroku bliżej! Nasze żony i dzieci nie skończyły </text:p>
      <text:p text:style-name="Standard">się jeszcze pakować. Jeżeli te przeklęte trupy się przedostaną, zamordują je </text:p>
      <text:p text:style-name="Standard">wszystkie!</text:p>
      <text:p text:style-name="Standard">EN</text:p>
      <text:p text:style-name="Standard">Don't let them get any closer! Our wives and children haven't finished </text:p>
      <text:p text:style-name="Standard">packing yet. If these damned undead get in, they will murder them all!</text:p>
      <text:p text:style-name="Standard"/>
      <text:p text:style-name="Standard">PL</text:p>
      <text:p text:style-name="Standard">Nie pozwólcie im podejść ani kroku bliżej! Nasze żony i dzieci tam są. </text:p>
      <text:p text:style-name="Standard">Jeżeli te przeklęte trupy się przedostaną, zamordują je wszystkie!</text:p>
      <text:p text:style-name="Standard">EN</text:p>
      <text:p text:style-name="Standard">Don't let them get any closer! Our wives and children are there. If these </text:p>
      <text:p text:style-name="Standard"><text:soft-page-break/>damned undead get in, they will murder them all!</text:p>
      <text:p text:style-name="Standard"/>
      <text:p text:style-name="Standard">PL</text:p>
      <text:p text:style-name="Standard">Nie! Nie udało nam się ich ochronić!</text:p>
      <text:p text:style-name="Standard">EN</text:p>
      <text:p text:style-name="Standard">No! We failed to protect them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7-09-03T19:47:16.08</dc:date>
    <meta:document-statistic meta:table-count="0" meta:image-count="0" meta:object-count="0" meta:page-count="9" meta:paragraph-count="362" meta:word-count="2250" meta:character-count="13207"/>
    <dc:creator>Adrian Pezda</dc:creator>
    <meta:user-defined meta:name="Info 1"/>
    <meta:user-defined meta:name="Info 2"/>
    <meta:user-defined meta:name="Info 3"/>
    <meta:user-defined meta:name="Info 4"/>
  </office:meta>
</office:document-meta>
</file>